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36068"/>
    </style:style>
    <style:style style:name="T1" style:family="text">
      <style:text-properties officeooo:rsid="00029f5e"/>
    </style:style>
    <style:style style:name="T2" style:family="text">
      <style:text-properties officeooo:rsid="00031b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Nolan's "The Dark Knight" – <text:span text:style-name="T1">part of the Batman Dark Knight trilogy (objectively the best out there) –</text:span> elevates the superhero genre beyond typical expectations. On the one hand, it's a Batman story; on the other hand, it's a profound exploration of chaos and morality.</text:p>
      <text:p text:style-name="Text_20_body"><text:span text:style-name="T1">Though as an actor, he faced opposition in the beginning, </text:span>Heath Ledger's Joker steals every scene, creating a villain so uniquely captivating that you can't look away. Anyway, his performance transforms what could be a <text:span text:style-name="T1">basic</text:span> comic book character into a complex psychological <text:span text:style-name="T1">appearance</text:span>. At least, no one can argue that he isn't memorable.</text:p>
      <text:p text:style-name="Text_20_body">Christian Bale brings depth to Batman, however predictable superhero narratives might typically be. In fact, the film challenges viewers to consider the thin line between heroism and vigilantism. The action sequences pulse with energy, while the script offers intelligent dialogue that goes far beyond simple good-versus-evil narratives.</text:p>
      <text:p text:style-name="P1">The cinematography is stunning, capturing Gotham as a character itself - dark, unpredictable, and morally ambiguous. <text:span text:style-name="T1">Christopher </text:span>Nolan – <text:span text:style-name="T1">a highly held film producer – crafts</text:span> a film that isn't just entertaining, but genuinely thought-provoking. What begins as a superhero movie becomes sophisticated <text:span text:style-name="T1">entertainment, also challenging </text:span>human nature. <text:span text:style-name="T1">This really is the holy grail of a producer bringing together the best actors for</text:span><text:span text:style-name="T2"> a truly iconic trilogy.</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09:57:02.059000000</meta:creation-date>
    <dc:date>2024-12-09T10:58:58.832000000</dc:date>
    <meta:editing-duration>PT40M29S</meta:editing-duration>
    <meta:editing-cycles>1</meta:editing-cycles>
    <meta:document-statistic meta:table-count="0" meta:image-count="0" meta:object-count="0" meta:page-count="1" meta:paragraph-count="4" meta:word-count="210" meta:character-count="1404" meta:non-whitespace-character-count="1194"/>
    <meta:generator>LibreOffice/24.8.3.2$Windows_X86_64 LibreOffice_project/48a6bac9e7e268aeb4c3483fcf825c94556d9f92</meta:generator>
  </office:meta>
</office:document-meta>
</file>